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4pt" style:font-size-asian="14pt" style:font-size-complex="14pt"/>
    </style:style>
    <style:style style:name="P2" style:family="paragraph" style:parent-style-name="Preformatted_20_Text">
      <style:paragraph-properties fo:text-align="start" style:justify-single-word="false"/>
      <style:text-properties fo:font-size="12pt" officeooo:rsid="000d006a" officeooo:paragraph-rsid="000d006a" style:font-size-asian="12pt" style:font-size-complex="12pt"/>
    </style:style>
    <style:style style:name="P3" style:family="paragraph" style:parent-style-name="Preformatted_20_Text">
      <style:paragraph-properties fo:text-align="start" style:justify-single-word="false"/>
      <style:text-properties fo:font-size="12pt" officeooo:rsid="000ebec8" officeooo:paragraph-rsid="000d006a" style:font-size-asian="12pt" style:font-size-complex="12pt"/>
    </style:style>
    <style:style style:name="P4" style:family="paragraph" style:parent-style-name="Preformatted_20_Text">
      <style:paragraph-properties fo:text-align="start" style:justify-single-word="false"/>
      <style:text-properties fo:font-size="12pt" officeooo:rsid="000ebec8" officeooo:paragraph-rsid="000ebec8" style:font-size-asian="12pt" style:font-size-complex="12pt"/>
    </style:style>
    <style:style style:name="P5" style:family="paragraph" style:parent-style-name="Preformatted_20_Text">
      <style:paragraph-properties fo:text-align="center" style:justify-single-word="false"/>
      <style:text-properties fo:font-size="16pt" style:font-size-asian="16pt" style:font-size-complex="16pt"/>
    </style:style>
    <style:style style:name="T1" style:family="text">
      <style:text-properties officeooo:rsid="000ebec8"/>
    </style:style>
    <style:style style:name="T2" style:family="text">
      <style:text-properties officeooo:rsid="000f8224"/>
    </style:style>
    <style:style style:name="T3" style:family="text">
      <style:text-properties officeooo:rsid="00121c8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rabajo práctico api y webhook</text:p>
      <text:p text:style-name="P1"/>
      <text:p text:style-name="P2">El trabajo consistía en crear una API REST conectada a una base de datos que pudiera almacenar información de cualquier dominio. En mi caso creé un<text:span text:style-name="T1">a base donde se registran médicos con su nombre y especialidad.</text:span></text:p>
      <text:p text:style-name="P3"/>
      <text:p text:style-name="P4">Luego debiamos crear un webhook externo a esta API con alguna funcionalidad. Lo que implementé fue que al momento en que la API recibiera algúna petición HTTP y esta fuera correcta, se disparara un mail a una casilla predefinida con los datos que fueron involucrados.</text:p>
      <text:p text:style-name="P4"/>
      <text:p text:style-name="P4">Metodología:</text:p>
      <text:p text:style-name="P4"/>
      <text:p text:style-name="P4"><text:s text:c="2"/>- <text:span text:style-name="T2">En la API se creó una función que recibe un mensaje y los datos involucrados. A través de la URL donde corre el webhook hacemos una petición GET que incluye la clave en su header, esto es para corroborar que tenemos acceso al webhook. De ser así luego hacemos un POST a la misma URL, en el header incluimos la misma clave y describimos el tipo de contenido que vamos a enviar, y en el body incluimos </text:span><text:span text:style-name="T3">el mensaje recibido por la funciones y</text:span><text:span text:style-name="T2"> l</text:span><text:span text:style-name="T3">os datos</text:span><text:span text:style-name="T2"> resultante de la petición. </text:span><text:span text:style-name="T3">Esta función se ejecuta en cada una de las peticiónes que recibe la API y con el mensaje describimos de que se trata la información que se envía.</text:span></text:p>
      <text:p text:style-name="P4"/>
      <text:p text:style-name="P4"><text:s text:c="2"/>- <text:span text:style-name="T2">En el webhook definimos una ruta para los metodos GET donde corroboramos si la API tiene autorización, y una para los metodos POST donde se resuelve el envio de mails y su formato. </text:span><text:span text:style-name="T3">Para esto se usó la libreria “nodemailer”.</text:span><text:span text:style-name="T2">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0-27T17:05:17.428475391</dc:date>
    <meta:editing-duration>PT9M19S</meta:editing-duration>
    <meta:editing-cycles>3</meta:editing-cycles>
    <meta:generator>LibreOffice/7.3.6.2$Linux_X86_64 LibreOffice_project/30$Build-2</meta:generator>
    <meta:document-statistic meta:table-count="0" meta:image-count="0" meta:object-count="0" meta:page-count="1" meta:paragraph-count="6" meta:word-count="247" meta:character-count="1372" meta:non-whitespace-character-count="1126"/>
  </office:meta>
</office:document-meta>
</file>